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left" draw:textarea-vertical-align="top" draw:auto-grow-height="false"/>
    </style:style>
    <style:style style:name="gr2" style:family="graphic" style:parent-style-name="standard">
      <style:graphic-properties draw:fill-color="#ffcc99" draw:textarea-horizontal-align="left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417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left" draw:textarea-vertical-align="top" draw:auto-grow-height="false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'Courier New'" style:font-family-generic="modern" style:font-pitch="fixed"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'Courier New'" style:font-family-generic="modern" style:font-pitch="fixed" fo:font-size="8pt" style:font-size-asian="8pt" style:font-size-complex="8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20.08cm" svg:height="7.316cm" svg:x="5cm" svg:y="1.05cm">
          <text:p text:style-name="P1"><text:span text:style-name="T1">supervisor - user - root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065cm" svg:height="10.379cm" svg:x="2.651cm" svg:y="9.155cm">
          <text:p text:style-name="P1"><text:span text:style-name="T1">uwsgi - user - web</text:span></text:p>
          <text:p text:style-name="P1"><text:span text:style-name="T3"/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34cm" svg:height="2.667cm" svg:x="22.49cm" svg:y="17.194cm">
          <draw:text-box>
            <text:p text:style-name="P3"><text:span text:style-name="T5">HTTP</text:span></text:p>
            <text:p text:style-name="P3"><text:span text:style-name="T6"/></text:p>
            <text:p text:style-name="P3"><text:span text:style-name="T6">Request</text:span></text:p>
            <text:p text:style-name="P3"><text:span text:style-name="T6">Response</text:span></text:p>
            <text:p text:style-name="P3"><text:span text:style-name="T6"/></text:p>
            <text:p text:style-name="P3"><text:span text:style-name="T5">Browser</text:span></text:p>
          </draw:text-box>
        </draw:frame>
        <draw:custom-shape draw:style-name="gr4" draw:text-style-name="P3" draw:layer="layout" svg:width="1.132cm" svg:height="2.637cm" svg:x="22.931cm" svg:y="17.2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xml:id="id3" draw:id="id3" draw:layer="layout" svg:width="19.699cm" svg:height="2.17cm" svg:x="5.187cm" svg:y="1.751cm">
          <text:p text:style-name="P1"><text:span text:style-name="T2"># /etc/supervisor/conf.d/</text:span><text:span text:style-name="T3">uwsgi.conf</text:span></text:p>
          <text:p text:style-name="P1"><text:span text:style-name="T2">[program:uwsgi]</text:span></text:p>
          <text:p text:style-name="P1"><text:span text:style-name="T2">user=web</text:span></text:p>
          <text:p text:style-name="P1"><text:span text:style-name="T2">command=sh /home/web/opt/runinenv.sh /home/web/repo/uwsgi/venv_uwsgi uwsgi --emperor /home/web/repo/uwsgi/</text:span><text:span text:style-name="T3">vassals</text:span><text:span text:style-name="T2">/</text:span></text:p>
          <text:p text:style-name="P1"><text:span text:style-name="T2">autostart=true</text:span></text:p>
          <text:p text:style-name="P1"><text:span text:style-name="T2">autorestart=tru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9.699cm" svg:height="4.042cm" svg:x="5.187cm" svg:y="4.151cm">
          <text:p text:style-name="P1"><text:span text:style-name="T7">#!/bin/bash</text:span></text:p>
          <text:p text:style-name="P1"><text:span text:style-name="T2"># /home/web/opt/</text:span><text:span text:style-name="T3">runinenv.sh</text:span><text:span text:style-name="T2"> (run a python script within a virtual environment)</text:span></text:p>
          <text:p text:style-name="P1"><text:span text:style-name="T4">VENV=$1</text:span></text:p>
          <text:p text:style-name="P1"><text:span text:style-name="T4">if [ -z $VENV ]; then</text:span></text:p>
          <text:p text:style-name="P1"><text:span text:style-name="T4"><text:s text:c="4"/></text:span><text:span text:style-name="T4">echo "usage: runinenv [virtualenv_path] CMDS"</text:span></text:p>
          <text:p text:style-name="P1"><text:span text:style-name="T4"><text:s text:c="4"/></text:span><text:span text:style-name="T4">exit 1</text:span></text:p>
          <text:p text:style-name="P1"><text:span text:style-name="T4">fi</text:span></text:p>
          <text:p text:style-name="P1"><text:span text:style-name="T4">. ${VENV}/bin/activate</text:span></text:p>
          <text:p text:style-name="P1"><text:span text:style-name="T4">shift 1</text:span></text:p>
          <text:p text:style-name="P1"><text:span text:style-name="T4">echo "Executing $@ in ${VENV}"</text:span></text:p>
          <text:p text:style-name="P1"><text:span text:style-name="T4">exec "$@"</text:span></text:p>
          <text:p text:style-name="P1"><text:span text:style-name="T4">deactivate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1.684cm" svg:height="2.149cm" svg:x="2.889cm" svg:y="9.892cm">
          <text:p text:style-name="P1"><text:span text:style-name="T4"># </text:span><text:span text:style-name="T3">collectstatic</text:span></text:p>
          <text:p text:style-name="P1"><text:span text:style-name="T4">cd /home/web/repo/wcc/whatson</text:span></text:p>
          <text:p text:style-name="P1"><text:span text:style-name="T4">. venv/bin/activate</text:span></text:p>
          <text:p text:style-name="P1"><text:span text:style-name="T4">python manage.py collectstatic</text:span></text:p>
          <text:p text:style-name="P1"><text:span text:style-name="T4">ls </text:span><text:span text:style-name="T3">web_static</text:span><text:span text:style-name="T4">/</text:span></text:p>
          <text:p text:style-name="P1"><text:span text:style-name="T4">$ admin bootstrap jquery uni_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11.684cm" svg:height="1.787cm" svg:x="2.889cm" svg:y="15.95cm">
          <text:p text:style-name="P1"><text:span text:style-name="T4"># /home/patrick/repo/wcc/whatson/</text:span><text:span text:style-name="T3">example/wsgi.py</text:span><text:span text:style-name="T2"> (Django generated)</text:span></text:p>
          <text:p text:style-name="P1"><text:span text:style-name="T4">import os</text:span></text:p>
          <text:p text:style-name="P1"><text:span text:style-name="T4">os.environ.setdefault("DJANGO_SETTINGS_MODULE", "example.settings")</text:span></text:p>
          <text:p text:style-name="P1"><text:span text:style-name="T4">from django.core.wsgi import get_wsgi_application</text:span></text:p>
          <text:p text:style-name="P1"><text:span text:style-name="T4">application = get_wsgi_application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1.684cm" svg:height="3.438cm" svg:x="2.889cm" svg:y="12.286cm">
          <text:p text:style-name="P1"><text:span text:style-name="T4"># /home/web/repo/uwsgi/</text:span><text:span text:style-name="T3">vassals</text:span><text:span text:style-name="T2">/whatson.ini</text:span></text:p>
          <text:p text:style-name="P1"><text:span text:style-name="T4">[uwsgi]</text:span></text:p>
          <text:p text:style-name="P1"><text:span text:style-name="T4">chdir = /home/web/repo/wcc/whatson</text:span></text:p>
          <text:p text:style-name="P1"><text:span text:style-name="T4">env = DJANGO_SETTINGS_MODULE=example.settings</text:span></text:p>
          <text:p text:style-name="P1"><text:span text:style-name="T4">logto = /home/web/repo/uwsgi/log/whatson.log</text:span></text:p>
          <text:p text:style-name="P1"><text:span text:style-name="T4">master = true</text:span></text:p>
          <text:p text:style-name="P1"><text:span text:style-name="T4">module = example.wsgi</text:span></text:p>
          <text:p text:style-name="P1"><text:span text:style-name="T4">pythonpath = /home/web/repo/wcc/whatson</text:span></text:p>
          <text:p text:style-name="P1"><text:span text:style-name="T4">socket = </text:span><text:span text:style-name="T3">127.0.0.1:3031</text:span></text:p>
          <text:p text:style-name="P1"><text:span text:style-name="T4">virtualenv = /home/web/repo/wcc/whatson/venv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8.273cm" svg:y1="12.054cm" svg:x2="14.573cm" svg:y2="14.005cm" draw:start-shape="id1" draw:end-shape="id2" svg:d="m18273 12054c-2775 0-925 1951-3700 1951">
          <text:p/>
        </draw:connector>
        <draw:custom-shape draw:style-name="gr7" draw:text-style-name="P2" draw:layer="layout" svg:width="10.555cm" svg:height="10.349cm" svg:x="18.045cm" svg:y="6.656cm">
          <text:p text:style-name="P1"><text:span text:style-name="T1">nginx - user - www-data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10.033cm" svg:height="9.393cm" svg:x="18.273cm" svg:y="7.358cm">
          <text:p text:style-name="P1"><text:span text:style-name="T4"># /etc/nginx/</text:span><text:span text:style-name="T3">nginx.conf</text:span></text:p>
          <text:p text:style-name="P1"><text:span text:style-name="T4">user www-data;</text:span></text:p>
          <text:p text:style-name="P1"><text:span text:style-name="T4">error_log /var/log/nginx/error.log;</text:span></text:p>
          <text:p text:style-name="P1"><text:span text:style-name="T4">pid /var/run/nginx.pid;</text:span></text:p>
          <text:p text:style-name="P1"><text:span text:style-name="T4"/></text:p>
          <text:p text:style-name="P1"><text:span text:style-name="T4">worker_processes 4;</text:span></text:p>
          <text:p text:style-name="P1"><text:span text:style-name="T4">events {</text:span></text:p>
          <text:p text:style-name="P1"><text:span text:style-name="T4"><text:s text:c="4"/></text:span><text:span text:style-name="T4">worker_connections 100;</text:span></text:p>
          <text:p text:style-name="P1"><text:span text:style-name="T4">}</text:span></text:p>
          <text:p text:style-name="P1"><text:span text:style-name="T4"/></text:p>
          <text:p text:style-name="P1"><text:span text:style-name="T4">http {</text:span></text:p>
          <text:p text:style-name="P1"><text:span text:style-name="T4"><text:s text:c="4"/></text:span><text:span text:style-name="T4">include /etc/nginx/mime.types;</text:span></text:p>
          <text:p text:style-name="P1"><text:span text:style-name="T4"/></text:p>
          <text:p text:style-name="P1"><text:span text:style-name="T4"><text:s text:c="4"/></text:span><text:span text:style-name="T4">server {</text:span></text:p>
          <text:p text:style-name="P1"><text:span text:style-name="T4"><text:s text:c="8"/></text:span><text:span text:style-name="T4">listen 80;</text:span></text:p>
          <text:p text:style-name="P1"><text:span text:style-name="T4"><text:s text:c="16"/></text:span></text:p>
          <text:p text:style-name="P1"><text:span text:style-name="T4"><text:s text:c="8"/></text:span><text:span text:style-name="T4">location </text:span><text:span text:style-name="T3">/django/static</text:span><text:span text:style-name="T4"> {</text:span></text:p>
          <text:p text:style-name="P1"><text:span text:style-name="T4"><text:s text:c="12"/></text:span><text:span text:style-name="T4">alias /home/web/repo/wcc/</text:span><text:span text:style-name="T2">whatson/</text:span><text:span text:style-name="T3">web_static</text:span><text:span text:style-name="T2">/</text:span><text:span text:style-name="T4">;</text:span></text:p>
          <text:p text:style-name="P1"><text:span text:style-name="T4"><text:s text:c="8"/></text:span><text:span text:style-name="T4">}</text:span></text:p>
          <text:p text:style-name="P1"><text:span text:style-name="T4"/></text:p>
          <text:p text:style-name="P1"><text:span text:style-name="T4"><text:s text:c="8"/></text:span><text:span text:style-name="T4">location /django {</text:span></text:p>
          <text:p text:style-name="P1"><text:span text:style-name="T4"><text:s text:c="12"/></text:span><text:span text:style-name="T4">uwsgi_pass <text:s text:c="6"/></text:span><text:span text:style-name="T3">127.0.0.1:3031</text:span><text:span text:style-name="T4">;</text:span></text:p>
          <text:p text:style-name="P1"><text:span text:style-name="T4"><text:s text:c="12"/></text:span><text:span text:style-name="T4">include <text:s text:c="9"/>uwsgi_params;</text:span></text:p>
          <text:p text:style-name="P1"><text:span text:style-name="T4"><text:s text:c="12"/></text:span><text:span text:style-name="T4">uwsgi_param <text:s text:c="5"/>SCRIPT_NAME /django;</text:span></text:p>
          <text:p text:style-name="P1"><text:span text:style-name="T4"><text:s text:c="12"/></text:span><text:span text:style-name="T4">uwsgi_modifier1 <text:s/>30;</text:span></text:p>
          <text:p text:style-name="P1"><text:span text:style-name="T4"><text:s text:c="8"/></text:span><text:span text:style-name="T4">}</text:span></text:p>
          <text:p text:style-name="P1"><text:span text:style-name="T4"><text:s text:c="4"/></text:span><text:span text:style-name="T4">}</text:span></text:p>
          <text:p text:style-name="P1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draw:line-skew="-1.656cm" svg:x1="5.187cm" svg:y1="2.836cm" svg:x2="5.187cm" svg:y2="6.172cm" draw:start-shape="id3" draw:start-glue-point="3" draw:end-shape="id4" svg:d="m5187 2836c-3237 0-3237 3336 0 3336">
          <text:p/>
        </draw:connector>
        <draw:connector draw:style-name="gr6" draw:text-style-name="P3" draw:layer="layout" draw:type="curve" svg:x1="18.273cm" svg:y1="12.054cm" svg:x2="14.573cm" svg:y2="10.966cm" draw:start-shape="id1" draw:end-shape="id5" draw:end-glue-point="1" svg:d="m18273 12054c-2775 0-925-1088-3700-1088">
          <text:p/>
        </draw:connector>
        <draw:connector draw:style-name="gr6" draw:text-style-name="P3" draw:layer="layout" draw:type="curve" draw:line-skew="-1.011cm" svg:x1="2.889cm" svg:y1="14.005cm" svg:x2="2.889cm" svg:y2="16.843cm" draw:start-shape="id2" draw:start-glue-point="3" draw:end-shape="id6" draw:end-glue-point="3" svg:d="m2889 14005c-2268 0-2268 2838 0 2838">
          <text:p/>
        </draw:connector>
        <draw:connector draw:style-name="gr6" draw:text-style-name="P3" draw:layer="layout" draw:type="curve" svg:x1="15.036cm" svg:y1="3.921cm" svg:x2="8.731cm" svg:y2="12.286cm" draw:start-shape="id3" draw:end-shape="id2" svg:d="m15036 3921c0 6274-6305 2092-6305 8365">
          <text:p/>
        </draw:connector>
        <draw:custom-shape draw:style-name="gr5" draw:text-style-name="P2" xml:id="id7" draw:id="id7" draw:layer="layout" svg:width="11.684cm" svg:height="1.27cm" svg:x="2.905cm" svg:y="17.972cm">
          <text:p text:style-name="P2"># /home/web/repo/wcc/whatson/example/settings.py</text:p>
          <text:p text:style-name="P2">STATIC_ROOT = '<text:span text:style-name="T8">web_static/</text:span>'</text:p>
          <text:p text:style-name="P4">STATIC_URL = '<text:span text:style-name="T8">/django/static/</text:span>'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8.273cm" svg:y1="12.054cm" svg:x2="14.589cm" svg:y2="18.607cm" draw:start-shape="id1" draw:start-glue-point="3" draw:end-shape="id7" draw:end-glue-point="1" svg:d="m18273 12054c-2763 0-921 6553-3684 6553">
          <text:p/>
        </draw:connector>
      </draw:page>
      <draw:page draw:name="page2" draw:style-name="dp1" draw:master-page-name="Default"/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7-23T06:29:53</meta:creation-date>
    <dc:date>2012-07-24T08:29:31</dc:date>
    <dc:creator>patrick </dc:creator>
    <meta:editing-duration>PT1H36M28S</meta:editing-duration>
    <meta:editing-cycles>38</meta:editing-cycles>
    <meta:generator>LibreOffice/3.4$Unix LibreOffice_project/340m1$Build-402</meta:generator>
    <meta:document-statistic meta:object-count="18"/>
  </office:meta>
</office:document-meta>
</file>